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2f36" officeooo:paragraph-rsid="000b2f36"/>
    </style:style>
    <style:style style:name="P2" style:family="paragraph" style:parent-style-name="Standard">
      <style:text-properties officeooo:rsid="000d8a6c" officeooo:paragraph-rsid="000d8a6c"/>
    </style:style>
    <style:style style:name="P3" style:family="paragraph" style:parent-style-name="Standard">
      <style:text-properties officeooo:rsid="000eac04" officeooo:paragraph-rsid="000eac04"/>
    </style:style>
    <style:style style:name="P4" style:family="paragraph" style:parent-style-name="Standard">
      <style:text-properties officeooo:rsid="0012a4c3" officeooo:paragraph-rsid="0012a4c3"/>
    </style:style>
    <style:style style:name="P5" style:family="paragraph" style:parent-style-name="Standard">
      <style:text-properties officeooo:rsid="0012a5e2" officeooo:paragraph-rsid="0012a5e2"/>
    </style:style>
    <style:style style:name="P6" style:family="paragraph" style:parent-style-name="Standard">
      <style:text-properties officeooo:rsid="0012fae5" officeooo:paragraph-rsid="0012fae5"/>
    </style:style>
    <style:style style:name="P7" style:family="paragraph" style:parent-style-name="Standard">
      <style:text-properties officeooo:rsid="0013f03a" officeooo:paragraph-rsid="0013f03a"/>
    </style:style>
    <style:style style:name="P8" style:family="paragraph" style:parent-style-name="Standard" style:list-style-name="L1">
      <style:text-properties officeooo:rsid="000c88fd" officeooo:paragraph-rsid="000d8a6c"/>
    </style:style>
    <style:style style:name="P9" style:family="paragraph" style:parent-style-name="Standard" style:list-style-name="L2">
      <style:text-properties officeooo:rsid="000d8a6c" officeooo:paragraph-rsid="000d8a6c"/>
    </style:style>
    <style:style style:name="P10" style:family="paragraph" style:parent-style-name="Standard" style:list-style-name="L2">
      <style:text-properties officeooo:rsid="000eac04" officeooo:paragraph-rsid="000eac04"/>
    </style:style>
    <style:style style:name="P11" style:family="paragraph" style:parent-style-name="Standard" style:list-style-name="L3">
      <style:text-properties officeooo:rsid="0012a5e2" officeooo:paragraph-rsid="0012a5e2"/>
    </style:style>
    <style:style style:name="P12" style:family="paragraph" style:parent-style-name="Standard" style:list-style-name="L4">
      <style:text-properties officeooo:rsid="0012fae5" officeooo:paragraph-rsid="0012fae5"/>
    </style:style>
    <style:style style:name="P13" style:family="paragraph" style:parent-style-name="Standard" style:list-style-name="L5">
      <style:text-properties officeooo:rsid="0013f03a" officeooo:paragraph-rsid="0013f03a"/>
    </style:style>
    <style:style style:name="P14" style:family="paragraph" style:parent-style-name="Standard">
      <style:text-properties officeooo:rsid="0013f03a" officeooo:paragraph-rsid="0013f03a"/>
    </style:style>
    <style:style style:name="P15" style:family="paragraph" style:parent-style-name="Standard">
      <style:paragraph-properties fo:break-before="page"/>
      <style:text-properties officeooo:rsid="0013f03a" officeooo:paragraph-rsid="0013f03a"/>
    </style:style>
    <style:style style:name="P16" style:family="paragraph" style:parent-style-name="Standard">
      <style:text-properties officeooo:rsid="0014c91f" officeooo:paragraph-rsid="0014c91f"/>
    </style:style>
    <style:style style:name="P17" style:family="paragraph" style:parent-style-name="Standard" style:list-style-name="L6">
      <style:text-properties officeooo:rsid="0014c91f" officeooo:paragraph-rsid="0014c91f"/>
    </style:style>
    <style:style style:name="P18" style:family="paragraph" style:parent-style-name="Standard" style:list-style-name="L7">
      <style:text-properties officeooo:rsid="0014c91f" officeooo:paragraph-rsid="0014c91f"/>
    </style:style>
    <style:style style:name="P19" style:family="paragraph" style:parent-style-name="Standard">
      <style:text-properties style:text-underline-style="none" officeooo:rsid="0014c91f" officeooo:paragraph-rsid="0014c91f"/>
    </style:style>
    <style:style style:name="P20" style:family="paragraph" style:parent-style-name="Standard" style:list-style-name="L8">
      <style:text-properties style:text-underline-style="none" officeooo:rsid="0014c91f" officeooo:paragraph-rsid="0014c91f"/>
    </style:style>
    <style:style style:name="P21" style:family="paragraph" style:parent-style-name="Standard">
      <style:text-properties style:text-underline-style="none" officeooo:rsid="0016b1f2" officeooo:paragraph-rsid="0016b1f2"/>
    </style:style>
    <style:style style:name="P22" style:family="paragraph" style:parent-style-name="Standard" style:list-style-name="L9">
      <style:text-properties style:text-underline-style="none" officeooo:rsid="0016b1f2" officeooo:paragraph-rsid="0016b1f2"/>
    </style:style>
    <style:style style:name="P23" style:family="paragraph" style:parent-style-name="Standard" style:list-style-name="L10">
      <style:text-properties style:text-underline-style="none" officeooo:rsid="0016b1f2" officeooo:paragraph-rsid="0016b1f2"/>
    </style:style>
    <style:style style:name="P24" style:family="paragraph" style:parent-style-name="Standard">
      <style:text-properties style:text-underline-style="none" officeooo:rsid="0017ba24" officeooo:paragraph-rsid="0017ba24"/>
    </style:style>
    <style:style style:name="P25" style:family="paragraph" style:parent-style-name="Standard" style:list-style-name="L11">
      <style:text-properties style:text-underline-style="none" officeooo:rsid="0017ba24" officeooo:paragraph-rsid="0017ba24"/>
    </style:style>
    <style:style style:name="P26" style:family="paragraph" style:parent-style-name="Standard">
      <style:text-properties officeooo:paragraph-rsid="0016b1f2"/>
    </style:style>
    <style:style style:name="P27" style:family="paragraph" style:parent-style-name="Standard" style:list-style-name="L9">
      <style:text-properties officeooo:paragraph-rsid="0016b1f2"/>
    </style:style>
    <style:style style:name="P28" style:family="paragraph" style:parent-style-name="Standard" style:list-style-name="L9">
      <style:text-properties officeooo:rsid="0016b1f2" officeooo:paragraph-rsid="0016b1f2"/>
    </style:style>
    <style:style style:name="P29" style:family="paragraph" style:parent-style-name="Standard">
      <style:text-properties officeooo:paragraph-rsid="0013f03a"/>
    </style:style>
    <style:style style:name="T1" style:family="text">
      <style:text-properties officeooo:rsid="00164e4e"/>
    </style:style>
    <style:style style:name="T2" style:family="text">
      <style:text-properties style:text-underline-style="none"/>
    </style:style>
    <style:style style:name="T3" style:family="text">
      <style:text-properties style:text-underline-style="none" officeooo:rsid="0016b1f2"/>
    </style:style>
    <style:style style:name="T4" style:family="text">
      <style:text-properties style:text-underline-style="none" officeooo:rsid="0017ba24"/>
    </style:style>
    <style:style style:name="T5" style:family="text">
      <style:text-properties style:text-underline-style="none" officeooo:rsid="0018754b"/>
    </style:style>
    <style:style style:name="T6" style:family="text">
      <style:text-properties officeooo:rsid="0018754b"/>
    </style:style>
    <style:style style:name="T7" style:family="text">
      <style:text-properties officeooo:rsid="001bdf32"/>
    </style:style>
    <style:style style:name="T8" style:family="text">
      <style:text-properties style:text-underline-style="solid" style:text-underline-width="auto" style:text-underline-color="font-color" officeooo:rsid="0014c91f"/>
    </style:style>
    <style:style style:name="T9" style:family="text">
      <style:text-properties officeooo:rsid="0013f03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compatibility testing?</text:p>
      <text:p text:style-name="P1">Compatibility testing is the process where the developers of a piece of software ensure that it works properly in different environments (e.g., mobile, desktop, WebKit (Safari), chrome, gecko (Firefox))</text:p>
      <text:p text:style-name="P1"/>
      <text:list xml:id="list799680804" text:style-name="L1">
        <text:list-item>
          <text:p text:style-name="P8">Forward compatibility testing:</text:p>
          <text:list>
            <text:list-item>
              <text:p text:style-name="P8">Forward compatibility testing is a way to check if the application under test is compatible with future or new versions of hardware or software</text:p>
            </text:list-item>
          </text:list>
        </text:list-item>
        <text:list-item>
          <text:p text:style-name="P8">Backward compatibility testing:</text:p>
          <text:list>
            <text:list-item>
              <text:p text:style-name="P8">Backward compatibility testing assesses if the application being tested works well with previous versions of hardware or software</text:p>
            </text:list-item>
          </text:list>
        </text:list-item>
        <text:list-item>
          <text:p text:style-name="P8">So, by definition, backward testing works well to ensure that people using older devices or platforms to run the applications experience seamless performance</text:p>
        </text:list-item>
      </text:list>
      <text:p text:style-name="P1"/>
      <text:p text:style-name="P2">How can a business decide if their current systems will still be relevant if there are changes in their business processes?</text:p>
      <text:p text:style-name="P2">Think:</text:p>
      <text:list xml:id="list1585087888" text:style-name="L2">
        <text:list-item>
          <text:p text:style-name="P9">What is the scope of the current software?</text:p>
        </text:list-item>
        <text:list-item>
          <text:p text:style-name="P9">Does the software still support the new business practice?</text:p>
        </text:list-item>
        <text:list-item>
          <text:p text:style-name="P9">Can the software be upgraded?</text:p>
        </text:list-item>
        <text:list-item>
          <text:p text:style-name="P9">Is it possible to install a software patch?</text:p>
        </text:list-item>
        <text:list-item>
          <text:p text:style-name="P10">Is the software still relevant to the new product/service?</text:p>
        </text:list-item>
      </text:list>
      <text:p text:style-name="P3"/>
      <text:p text:style-name="P3">What is a zero-day vulnerability?</text:p>
      <text:p text:style-name="P3">A zero day vulnerability is a vulnerability in a piece of software that is unknown to the developers, meaning they have had “zero days” to fix it. This can be exploited by attackers until it is both discovered and patched.</text:p>
      <text:p text:style-name="P3"/>
      <text:p text:style-name="P4">What are the steps to dealing with a zero-day vulnerability?</text:p>
      <text:p text:style-name="P4">To deal with a zero-day vulnerability, developers must first identify the affected software and assess the risk it poses. Then, implement mitigation strategies such as applying workarounds, monitoring for suspicious activity, and promptly updating systems once a patch is available.</text:p>
      <text:p text:style-name="P4"/>
      <text:list xml:id="list2629495220" text:style-name="L3">
        <text:list-item>
          <text:p text:style-name="P11">Initially, when a user discovers that there is a security risk in a program, they can report it to the software company, which will then develop a security patch to fix the flaw</text:p>
        </text:list-item>
        <text:list-item>
          <text:p text:style-name="P11">This same user may also take to the internet and warn others about the flaw</text:p>
        </text:list-item>
        <text:list-item>
          <text:p text:style-name="P11">Usually the program creators are quick to create a fix that improves program protection, however, sometimes hackers hear about the flaw first and are quick to exploit it</text:p>
        </text:list-item>
        <text:list-item>
          <text:p text:style-name="P11">When this happens, there is little protection against an attack because the software flaw is so new</text:p>
        </text:list-item>
      </text:list>
      <text:p text:style-name="P5"/>
      <text:p text:style-name="P6">What is a targeted attack on a software system?</text:p>
      <text:p text:style-name="P6">A targeted attack refers to a type of threat in which threat actors actively pursue and compromise and compromise a target entity’s infrastructure while maintaining anonymity</text:p>
      <text:p text:style-name="P6"/>
      <text:p text:style-name="P6">How might a targeted attack be detected?</text:p>
      <text:list xml:id="list3507325495" text:style-name="L4">
        <text:list-item>
          <text:p text:style-name="P12">Automated log monitoring</text:p>
        </text:list-item>
        <text:list-item>
          <text:p text:style-name="P12">Proactive human monitoring</text:p>
        </text:list-item>
      </text:list>
      <text:p text:style-name="P15">Investigate some of the different types of targeted attack<text:line-break/></text:p>
      <text:p text:style-name="P16">What was the attack?</text:p>
      <text:list xml:id="list1231659289" text:style-name="L6">
        <text:list-item>
          <text:p text:style-name="P17">WannaCry (May 2017)</text:p>
        </text:list-item>
      </text:list>
      <text:p text:style-name="P7">Who was attacked?</text:p>
      <text:list xml:id="list3750636471" text:style-name="L5">
        <text:list-item>
          <text:p text:style-name="P13">The Windows operating system</text:p>
        </text:list-item>
      </text:list>
      <text:p text:style-name="P7">What were the consequences for the business that was attacked?</text:p>
      <text:list xml:id="list3391491197" text:style-name="L7">
        <text:list-item>
          <text:p text:style-name="P18">Hundreds of millions to billions in lost revenue</text:p>
        </text:list-item>
      </text:list>
      <text:p text:style-name="P7">What did the company do to stop the attack happening?</text:p>
      <text:p text:style-name="P29"><text:span text:style-name="T9">What could they do to prevent future attack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6T11:38:49.887917071</meta:creation-date>
    <meta:generator>LibreOffice/7.3.7.2$Linux_X86_64 LibreOffice_project/30$Build-2</meta:generator>
    <dc:date>2025-11-27T09:45:06.634880151</dc:date>
    <meta:editing-duration>PT1H9M19S</meta:editing-duration>
    <meta:editing-cycles>13</meta:editing-cycles>
    <meta:document-statistic meta:table-count="0" meta:image-count="0" meta:object-count="0" meta:page-count="2" meta:paragraph-count="36" meta:word-count="479" meta:character-count="2879" meta:non-whitespace-character-count="2454"/>
  </office:meta>
</office:document-meta>
</file>